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2118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9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5pt solid #000000" fo:border-left="none" fo:border-right="2.24pt solid #000000" fo:border-top="1.5pt solid #000000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-bottom="none" fo:border-left="none" fo:border-right="2.24pt solid #000000" fo:border-top="0.74pt solid #000000"/>
    </style:style>
    <style:style style:name="ce4" style:family="table-cell" style:parent-style-name="Default" style:data-style-name="N37">
      <style:table-cell-properties fo:border-bottom="none" fo:border-left="none" fo:border-right="2.24pt solid #000000" fo:border-top="none"/>
    </style:style>
    <style:style style:name="ce5" style:family="table-cell" style:parent-style-name="Default" style:data-style-name="N37">
      <style:table-cell-properties fo:border-bottom="0.74pt solid #000000" fo:border-left="none" fo:border-right="2.24pt solid #000000" fo:border-top="none"/>
    </style:style>
    <style:style style:name="ce6" style:family="table-cell" style:parent-style-name="Default">
      <style:table-cell-properties fo:border-bottom="1.5pt solid #000000" style:text-align-source="fix" style:repeat-content="false" fo:border-left="2.24pt solid #000000" fo:border-right="1.5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5pt solid #000000" style:text-align-source="fix" style:repeat-content="false" fo:wrap-option="wrap" fo:border-left="2.24pt solid #000000" fo:border-right="1.5pt solid #000000" fo:border-top="1.5pt solid #000000"/>
      <style:paragraph-properties fo:text-align="center" fo:margin-left="0in"/>
    </style:style>
    <style:style style:name="ce11" style:family="table-cell" style:parent-style-name="Default" style:data-style-name="N104">
      <style:table-cell-properties fo:border="1.5pt solid #000000"/>
    </style:style>
    <style:style style:name="ce12" style:family="table-cell" style:parent-style-name="Default" style:data-style-name="N104">
      <style:table-cell-properties fo:border-bottom="0.74pt solid #000000" fo:border-left="2.24pt solid #000000" fo:border-right="0.74pt solid #000000" fo:border-top="0.74pt solid #000000"/>
    </style:style>
    <style:style style:name="ce13" style:family="table-cell" style:parent-style-name="Default" style:data-style-name="N104">
      <style:table-cell-properties fo:border-bottom="2.24pt solid #000000" fo:border-left="2.24pt solid #000000" fo:border-right="0.74pt solid #000000" fo:border-top="0.74pt solid #000000"/>
    </style:style>
    <style:style style:name="ce14" style:family="table-cell" style:parent-style-name="Default" style:data-style-name="N104">
      <style:table-cell-properties fo:border-bottom="none" fo:border-left="none" fo:border-right="none" fo:border-top="2.24pt solid #000000"/>
    </style:style>
    <style:style style:name="ce15" style:family="table-cell" style:parent-style-name="Default" style:data-style-name="N104"/>
    <style:style style:name="ce3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in"/>
    </style:style>
    <style:style style:name="ce18" style:family="table-cell" style:parent-style-name="Default" style:data-style-name="N104">
      <style:table-cell-properties fo:border="0.74pt solid #000000"/>
    </style:style>
    <style:style style:name="ce19" style:family="table-cell" style:parent-style-name="Default" style:data-style-name="N104">
      <style:table-cell-properties fo:border-bottom="2.24pt solid #000000" fo:border-left="0.74pt solid #000000" fo:border-right="0.74pt solid #000000" fo:border-top="0.74pt solid #000000"/>
    </style:style>
    <style:style style:name="ce43" style:family="table-cell" style:parent-style-name="Default">
      <style:table-cell-properties fo:border-bottom="1.5pt solid #000000" fo:border-left="1.5pt solid #000000" fo:border-right="1.5pt solid #000000" fo:border-top="2.24pt solid #000000"/>
    </style:style>
    <style:style style:name="ce21" style:family="table-cell" style:parent-style-name="Default">
      <style:table-cell-properties fo:wrap-option="wrap" fo:border="1.5pt solid #000000"/>
    </style:style>
    <style:style style:name="ce22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1.5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1.5pt solid #000000"/>
      <style:paragraph-properties fo:text-align="center" fo:margin-left="0in"/>
    </style:style>
    <style:style style:name="ce24" style:family="table-cell" style:parent-style-name="Default" style:data-style-name="N104">
      <style:table-cell-properties fo:background-color="transparent" fo:border="0.74pt solid #000000"/>
    </style:style>
    <style:style style:name="ce25" style:family="table-cell" style:parent-style-name="Default" style:data-style-name="N104">
      <style:table-cell-properties fo:border-bottom="2.24pt solid #000000" fo:background-color="transparent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1.5pt solid #000000" fo:background-color="transparent" fo:border-left="1.5pt solid #000000" fo:border-right="1.5pt solid #000000" fo:border-top="2.24pt solid #000000"/>
    </style:style>
    <style:style style:name="ce27" style:family="table-cell" style:parent-style-name="Default">
      <style:table-cell-properties fo:border="1.5pt solid #000000"/>
    </style:style>
    <style:style style:name="ce28" style:family="table-cell" style:parent-style-name="Default">
      <style:table-cell-properties style:text-align-source="fix" style:repeat-content="false" fo:wrap-option="wrap" fo:border="1.5pt solid #000000"/>
      <style:paragraph-properties fo:text-align="start" fo:margin-left="0in"/>
    </style:style>
    <style:style style:name="ce29" style:family="table-cell" style:parent-style-name="Default">
      <style:table-cell-properties fo:border-bottom="1.5pt solid #000000" style:text-align-source="fix" style:repeat-content="false" fo:border-left="1.5pt solid #000000" fo:border-right="2.24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1.5pt solid #000000" fo:border-left="1.5pt solid #000000" fo:border-right="2.24pt solid #000000" fo:border-top="2.24pt solid #000000"/>
    </style:style>
    <style:style style:name="ce31" style:family="table-cell" style:parent-style-name="Default">
      <style:table-cell-properties fo:border-bottom="1.5pt solid #000000" fo:wrap-option="wrap" fo:border-left="1.5pt solid #000000" fo:border-right="2.24pt solid #000000" fo:border-top="1.5pt solid #000000"/>
    </style:style>
    <style:style style:name="ce32" style:family="table-cell" style:parent-style-name="Default" style:data-style-name="N104">
      <style:table-cell-properties fo:border-bottom="0.74pt solid #000000" fo:border-left="0.74pt solid #000000" fo:border-right="2.24pt solid #000000" fo:border-top="0.74pt solid #000000"/>
    </style:style>
    <style:style style:name="ce33" style:family="table-cell" style:parent-style-name="Default" style:data-style-name="N104">
      <style:table-cell-properties fo:border-bottom="2.24pt solid #000000" fo:border-left="0.74pt solid #000000" fo:border-right="2.24pt solid #000000" fo:border-top="0.74pt solid #000000"/>
    </style:style>
    <style:style style:name="ce5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1" table:number-columns-repeated="2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1" table:default-cell-style-name="ce15"/>
        <table:table-column table:style-name="co7" table:default-cell-style-name="ce15"/>
        <table:table-column table:style-name="co5" table:default-cell-style-name="ce15"/>
        <table:table-column table:style-name="co1" table:number-columns-repeated="2" table:default-cell-style-name="ce15"/>
        <table:table-column table:style-name="co2" table:default-cell-style-name="ce15"/>
        <table:table-column table:style-name="co1" table:number-columns-repeated="3" table:default-cell-style-name="ce15"/>
        <table:table-row table:style-name="ro1">
          <table:table-cell/>
          <table:table-cell table:style-name="ce6" office:value-type="string" calcext:value-type="string" table:number-columns-spanned="2" table:number-rows-spanned="1">
            <text:p>Current Assets &amp; Income</text:p>
          </table:table-cell>
          <table:covered-table-cell table:style-name="ce39"/>
          <table:table-cell table:style-name="ce43"/>
          <table:table-cell table:style-name="ce22" office:value-type="string" calcext:value-type="string" table:number-columns-spanned="2" table:number-rows-spanned="1">
            <text:p>Savings and Income</text:p>
          </table:table-cell>
          <table:covered-table-cell table:style-name="ce26"/>
          <table:table-cell table:style-name="ce43"/>
          <table:table-cell table:style-name="ce39" office:value-type="string" calcext:value-type="string" table:number-columns-spanned="2" table:number-rows-spanned="1">
            <text:p>Fixed Needs</text:p>
          </table:table-cell>
          <table:covered-table-cell table:style-name="ce43"/>
          <table:table-cell table:style-name="ce43"/>
          <table:table-cell table:style-name="ce39" office:value-type="string" calcext:value-type="string" table:number-columns-spanned="3" table:number-rows-spanned="1">
            <text:p>Variable Needs</text:p>
          </table:table-cell>
          <table:covered-table-cell table:number-columns-repeated="2" table:style-name="ce43"/>
          <table:table-cell table:style-name="ce43"/>
          <table:table-cell table:style-name="ce39" office:value-type="string" calcext:value-type="string" table:number-columns-spanned="2" table:number-rows-spanned="1">
            <text:p>Fixed Wants</text:p>
          </table:table-cell>
          <table:covered-table-cell table:style-name="ce43"/>
          <table:table-cell table:style-name="ce43"/>
          <table:table-cell table:style-name="ce39" office:value-type="string" calcext:value-type="string" table:number-columns-spanned="2" table:number-rows-spanned="1">
            <text:p>Variable Wants</text:p>
          </table:table-cell>
          <table:covered-table-cell table:style-name="ce43"/>
          <table:table-cell table:style-name="ce43"/>
          <table:table-cell table:style-name="ce29" office:value-type="string" calcext:value-type="string" table:number-columns-spanned="2" table:number-rows-spanned="1">
            <text:p>Running Totals</text:p>
          </table:table-cell>
          <table:covered-table-cell table:style-name="ce30"/>
          <table:table-cell table:style-name="Default"/>
        </table:table-row>
        <table:table-row table:style-name="ro2">
          <table:table-cell/>
          <table:table-cell table:style-name="ce10" office:value-type="string" calcext:value-type="string">
            <text:p>Liquid Assets</text:p>
          </table:table-cell>
          <table:table-cell table:style-name="ce17" office:value-type="string" calcext:value-type="string">
            <text:p>Income </text:p>
          </table:table-cell>
          <table:table-cell table:style-name="ce21"/>
          <table:table-cell table:style-name="ce23" office:value-type="string" calcext:value-type="string">
            <text:p>To Be Saved</text:p>
          </table:table-cell>
          <table:table-cell table:style-name="ce23" office:value-type="string" calcext:value-type="string">
            <text:p>To Be Invested</text:p>
          </table:table-cell>
          <table:table-cell table:style-name="ce17"/>
          <table:table-cell table:style-name="ce17" office:value-type="string" calcext:value-type="string">
            <text:p>Rent</text:p>
          </table:table-cell>
          <table:table-cell table:style-name="ce17" office:value-type="string" calcext:value-type="string">
            <text:p>Utilities &amp; Bluebikes</text:p>
          </table:table-cell>
          <table:table-cell table:style-name="ce17"/>
          <table:table-cell table:style-name="ce21" office:value-type="string" calcext:value-type="string">
            <text:p>Grocery and Home Goods</text:p>
          </table:table-cell>
          <table:table-cell table:style-name="ce21" office:value-type="string" calcext:value-type="string">
            <text:p>Food from Restaurants</text:p>
          </table:table-cell>
          <table:table-cell table:style-name="ce21" office:value-type="string" calcext:value-type="string">
            <text:p>Variable Transportation</text:p>
          </table:table-cell>
          <table:table-cell table:style-name="ce27"/>
          <table:table-cell table:style-name="ce28" office:value-type="string" calcext:value-type="string">
            <text:p>Maintenance of Goods</text:p>
          </table:table-cell>
          <table:table-cell table:style-name="ce21" office:value-type="string" calcext:value-type="string">
            <text:p>Subscription Services</text:p>
          </table:table-cell>
          <table:table-cell table:style-name="ce21"/>
          <table:table-cell table:style-name="ce21" office:value-type="string" calcext:value-type="string">
            <text:p>Hobbies and Projects</text:p>
          </table:table-cell>
          <table:table-cell table:style-name="ce21" office:value-type="string" calcext:value-type="string">
            <text:p>Clothing and Other Goods</text:p>
          </table:table-cell>
          <table:table-cell table:style-name="ce21"/>
          <table:table-cell table:style-name="ce27" office:value-type="string" calcext:value-type="string">
            <text:p>Spending</text:p>
          </table:table-cell>
          <table:table-cell table:style-name="ce31" office:value-type="string" calcext:value-type="string">
            <text:p>Cumulative “Tab”</text:p>
          </table:table-cell>
          <table:table-cell table:style-name="ce57" office:value-type="string" calcext:value-type="string">
            <text:p>Total Assets Gained</text:p>
          </table:table-cell>
        </table:table-row>
        <table:table-row table:style-name="ro1">
          <table:table-cell table:style-name="ce1" office:value-type="string" calcext:value-type="string">
            <text:p>Guidelines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11"/>
          <table:table-cell table:style-name="ce11" office:value-type="string" calcext:value-type="string">
            <text:p>N/A</text:p>
          </table:table-cell>
          <table:table-cell table:style-name="ce11" table:number-columns-repeated="2"/>
          <table:table-cell table:style-name="ce11" office:value-type="currency" office:currency="USD" office:value="1500" calcext:value-type="currency">
            <text:p>$1,500.00</text:p>
          </table:table-cell>
          <table:table-cell table:style-name="ce11" office:value-type="currency" office:currency="USD" office:value="150" calcext:value-type="currency">
            <text:p>$150.00</text:p>
          </table:table-cell>
          <table:table-cell table:style-name="ce11"/>
          <table:table-cell table:style-name="ce11" office:value-type="currency" office:currency="USD" office:value="200" calcext:value-type="currency">
            <text:p>$200.00</text:p>
          </table:table-cell>
          <table:table-cell table:style-name="ce11" office:value-type="currency" office:currency="USD" office:value="120" calcext:value-type="currency">
            <text:p>$120.00</text:p>
          </table:table-cell>
          <table:table-cell table:style-name="ce11" table:formula="of:=5.4*4" office:value-type="currency" office:currency="USD" office:value="21.6" calcext:value-type="currency">
            <text:p>$21.60</text:p>
          </table:table-cell>
          <table:table-cell table:style-name="ce11"/>
          <table:table-cell table:style-name="ce11" office:value-type="currency" office:currency="USD" office:value="50" calcext:value-type="currency">
            <text:p>$50.00</text:p>
          </table:table-cell>
          <table:table-cell table:style-name="ce11" office:value-type="currency" office:currency="USD" office:value="0" calcext:value-type="currency">
            <text:p>$0.00</text:p>
          </table:table-cell>
          <table:table-cell table:style-name="ce11"/>
          <table:table-cell table:style-name="ce11" office:value-type="currency" office:currency="USD" office:value="150" calcext:value-type="currency">
            <text:p>$150.00</text:p>
          </table:table-cell>
          <table:table-cell table:style-name="ce11" office:value-type="currency" office:currency="USD" office:value="100" calcext:value-type="currency">
            <text:p>$100.00</text:p>
          </table:table-cell>
          <table:table-cell table:style-name="ce11"/>
          <table:table-cell table:style-name="ce11" table:formula="of:=SUM([.H3:.S3])" office:value-type="currency" office:currency="USD" office:value="2291.6" calcext:value-type="currency">
            <text:p>$2,291.60</text:p>
          </table:table-cell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July</text:p>
          </table:table-cell>
          <table:table-cell table:style-name="ce12" office:value-type="currency" office:currency="USD" office:value="8000" calcext:value-type="currency">
            <text:p>$8,000.00</text:p>
          </table:table-cell>
          <table:table-cell table:style-name="ce18" office:value-type="currency" office:currency="USD" office:value="400" calcext:value-type="currency">
            <text:p>$400.00</text:p>
          </table:table-cell>
          <table:table-cell table:style-name="ce18"/>
          <table:table-cell table:number-columns-repeated="2" table:style-name="ce24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 table:style-name="ce18" office:value-type="currency" office:currency="USD" office:value="0" calcext:value-type="currency">
            <text:p>$0.00</text:p>
          </table:table-cell>
          <table:table-cell table:style-name="ce18"/>
          <table:table-cell table:style-name="ce18" office:value-type="currency" office:currency="USD" office:value="140.77" calcext:value-type="currency">
            <text:p>$140.77</text:p>
          </table:table-cell>
          <table:table-cell table:style-name="ce18" office:value-type="currency" office:currency="USD" office:value="103.85" calcext:value-type="currency">
            <text:p>$103.85</text:p>
          </table:table-cell>
          <table:table-cell table:style-name="ce18" office:value-type="currency" office:currency="USD" office:value="21.5" calcext:value-type="currency">
            <text:p>$21.50</text:p>
          </table:table-cell>
          <table:table-cell table:style-name="ce18"/>
          <table:table-cell table:style-name="ce18" office:value-type="currency" office:currency="USD" office:value="18" calcext:value-type="currency">
            <text:p>$18.00</text:p>
          </table:table-cell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style-name="ce18" office:value-type="currency" office:currency="USD" office:value="96.5" calcext:value-type="currency">
            <text:p>$96.50</text:p>
          </table:table-cell>
          <table:table-cell table:style-name="ce18" office:value-type="currency" office:currency="USD" office:value="142" calcext:value-type="currency">
            <text:p>$142.00</text:p>
          </table:table-cell>
          <table:table-cell table:style-name="ce18"/>
          <table:table-cell table:style-name="ce18" table:formula="of:=[.U3]-SUM([.H4:.S4])" office:value-type="currency" office:currency="USD" office:value="1768.98" calcext:value-type="currency">
            <text:p>$1,768.98</text:p>
          </table:table-cell>
          <table:table-cell table:style-name="ce32" table:formula="of:=[.U4]" office:value-type="currency" office:currency="USD" office:value="1768.98" calcext:value-type="currency">
            <text:p>$1,768.98</text:p>
          </table:table-cell>
          <table:table-cell table:formula="of:=[.E4]+[.F4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August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/>
          <table:table-cell table:number-columns-repeated="2" table:style-name="ce18" office:value-type="currency" office:currency="USD" office:value="0" calcext:value-type="currency">
            <text:p>$0.00</text:p>
          </table:table-cell>
          <table:table-cell table:style-name="ce18" table:number-columns-repeated="5"/>
          <table:table-cell table:number-columns-repeated="2" table:style-name="ce18" office:value-type="currency" office:currency="USD" office:value="0" calcext:value-type="currency">
            <text:p>$0.00</text:p>
          </table:table-cell>
          <table:table-cell table:style-name="ce18" table:number-columns-repeated="4"/>
          <table:table-cell table:style-name="ce18" table:formula="of:=[.U4]-SUM([.H5:.S5])" office:value-type="currency" office:currency="USD" office:value="1768.98" calcext:value-type="currency">
            <text:p>$1,768.98</text:p>
          </table:table-cell>
          <table:table-cell table:style-name="ce32" table:formula="of:=[.V4]+[.U5]" office:value-type="currency" office:currency="USD" office:value="3537.96" calcext:value-type="currency">
            <text:p>$3,537.96</text:p>
          </table:table-cell>
          <table:table-cell table:formula="of:=[.E5]+[.F5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September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5]-SUM([.H6:.S6])" office:value-type="currency" office:currency="USD" office:value="1768.98" calcext:value-type="currency">
            <text:p>$1,768.98</text:p>
          </table:table-cell>
          <table:table-cell table:style-name="ce32" table:formula="of:=[.V5]+[.U6]" office:value-type="currency" office:currency="USD" office:value="5306.94" calcext:value-type="currency">
            <text:p>$5,306.94</text:p>
          </table:table-cell>
          <table:table-cell table:formula="of:=[.E6]+[.F6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October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6]-SUM([.H7:.S7])" office:value-type="currency" office:currency="USD" office:value="1768.98" calcext:value-type="currency">
            <text:p>$1,768.98</text:p>
          </table:table-cell>
          <table:table-cell table:style-name="ce32" table:formula="of:=[.V6]+[.U7]" office:value-type="currency" office:currency="USD" office:value="7075.92" calcext:value-type="currency">
            <text:p>$7,075.92</text:p>
          </table:table-cell>
          <table:table-cell table:formula="of:=[.E7]+[.F7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November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7]-SUM([.H8:.S8])" office:value-type="currency" office:currency="USD" office:value="1768.98" calcext:value-type="currency">
            <text:p>$1,768.98</text:p>
          </table:table-cell>
          <table:table-cell table:style-name="ce32" table:formula="of:=[.V7]+[.U8]" office:value-type="currency" office:currency="USD" office:value="8844.9" calcext:value-type="currency">
            <text:p>$8,844.90</text:p>
          </table:table-cell>
          <table:table-cell table:formula="of:=[.E8]+[.F8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December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8]-SUM([.H9:.S9])" office:value-type="currency" office:currency="USD" office:value="1768.98" calcext:value-type="currency">
            <text:p>$1,768.98</text:p>
          </table:table-cell>
          <table:table-cell table:style-name="ce32" table:formula="of:=[.V8]+[.U9]" office:value-type="currency" office:currency="USD" office:value="10613.88" calcext:value-type="currency">
            <text:p>$10,613.88</text:p>
          </table:table-cell>
          <table:table-cell table:formula="of:=[.E9]+[.F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January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9]-SUM([.H10:.S10])" office:value-type="currency" office:currency="USD" office:value="1768.98" calcext:value-type="currency">
            <text:p>$1,768.98</text:p>
          </table:table-cell>
          <table:table-cell table:style-name="ce32" table:formula="of:=[.V9]+[.U10]" office:value-type="currency" office:currency="USD" office:value="12382.86" calcext:value-type="currency">
            <text:p>$12,382.86</text:p>
          </table:table-cell>
          <table:table-cell table:formula="of:=[.E10]+[.F10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February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0]-SUM([.H11:.S11])" office:value-type="currency" office:currency="USD" office:value="1768.98" calcext:value-type="currency">
            <text:p>$1,768.98</text:p>
          </table:table-cell>
          <table:table-cell table:style-name="ce32" table:formula="of:=[.V10]+[.U11]" office:value-type="currency" office:currency="USD" office:value="14151.84" calcext:value-type="currency">
            <text:p>$14,151.84</text:p>
          </table:table-cell>
          <table:table-cell table:formula="of:=[.E11]+[.F11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March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1]-SUM([.H12:.S12])" office:value-type="currency" office:currency="USD" office:value="1768.98" calcext:value-type="currency">
            <text:p>$1,768.98</text:p>
          </table:table-cell>
          <table:table-cell table:style-name="ce32" table:formula="of:=[.V11]+[.U12]" office:value-type="currency" office:currency="USD" office:value="15920.82" calcext:value-type="currency">
            <text:p>$15,920.82</text:p>
          </table:table-cell>
          <table:table-cell table:formula="of:=[.E12]+[.F12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April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2]-SUM([.H13:.S13])" office:value-type="currency" office:currency="USD" office:value="1768.98" calcext:value-type="currency">
            <text:p>$1,768.98</text:p>
          </table:table-cell>
          <table:table-cell table:style-name="ce32" table:formula="of:=[.V12]+[.U13]" office:value-type="currency" office:currency="USD" office:value="17689.8" calcext:value-type="currency">
            <text:p>$17,689.80</text:p>
          </table:table-cell>
          <table:table-cell table:formula="of:=[.E13]+[.F13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May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3]-SUM([.H14:.S14])" office:value-type="currency" office:currency="USD" office:value="1768.98" calcext:value-type="currency">
            <text:p>$1,768.98</text:p>
          </table:table-cell>
          <table:table-cell table:style-name="ce32" table:formula="of:=[.V13]+[.U14]" office:value-type="currency" office:currency="USD" office:value="19458.78" calcext:value-type="currency">
            <text:p>$19,458.78</text:p>
          </table:table-cell>
          <table:table-cell table:formula="of:=[.E14]+[.F14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June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4]-SUM([.H15:.S15])" office:value-type="currency" office:currency="USD" office:value="1768.98" calcext:value-type="currency">
            <text:p>$1,768.98</text:p>
          </table:table-cell>
          <table:table-cell table:style-name="ce32" table:formula="of:=[.V14]+[.U15]" office:value-type="currency" office:currency="USD" office:value="21227.76" calcext:value-type="currency">
            <text:p>$21,227.76</text:p>
          </table:table-cell>
          <table:table-cell table:formula="of:=[.E15]+[.F15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July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5]-SUM([.H16:.S16])" office:value-type="currency" office:currency="USD" office:value="1768.98" calcext:value-type="currency">
            <text:p>$1,768.98</text:p>
          </table:table-cell>
          <table:table-cell table:style-name="ce32" table:formula="of:=[.V15]+[.U16]" office:value-type="currency" office:currency="USD" office:value="22996.74" calcext:value-type="currency">
            <text:p>$22,996.74</text:p>
          </table:table-cell>
          <table:table-cell table:formula="of:=[.E16]+[.F16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August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6]-SUM([.H17:.S17])" office:value-type="currency" office:currency="USD" office:value="1768.98" calcext:value-type="currency">
            <text:p>$1,768.98</text:p>
          </table:table-cell>
          <table:table-cell table:style-name="ce32" table:formula="of:=[.V16]+[.U17]" office:value-type="currency" office:currency="USD" office:value="24765.72" calcext:value-type="currency">
            <text:p>$24,765.72</text:p>
          </table:table-cell>
          <table:table-cell table:formula="of:=[.E17]+[.F17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September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7]-SUM([.H18:.S18])" office:value-type="currency" office:currency="USD" office:value="1768.98" calcext:value-type="currency">
            <text:p>$1,768.98</text:p>
          </table:table-cell>
          <table:table-cell table:style-name="ce32" table:formula="of:=[.V17]+[.U18]" office:value-type="currency" office:currency="USD" office:value="26534.7" calcext:value-type="currency">
            <text:p>$26,534.70</text:p>
          </table:table-cell>
          <table:table-cell table:formula="of:=[.E18]+[.F18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October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8]-SUM([.H19:.S19])" office:value-type="currency" office:currency="USD" office:value="1768.98" calcext:value-type="currency">
            <text:p>$1,768.98</text:p>
          </table:table-cell>
          <table:table-cell table:style-name="ce32" table:formula="of:=[.V18]+[.U19]" office:value-type="currency" office:currency="USD" office:value="28303.68" calcext:value-type="currency">
            <text:p>$28,303.68</text:p>
          </table:table-cell>
          <table:table-cell table:formula="of:=[.E19]+[.F1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November</text:p>
          </table:table-cell>
          <table:table-cell table:style-name="ce12"/>
          <table:table-cell table:style-name="ce18" table:number-columns-repeated="2"/>
          <table:table-cell table:style-name="ce24" table:number-columns-repeated="2"/>
          <table:table-cell table:style-name="ce18" table:number-columns-repeated="14"/>
          <table:table-cell table:style-name="ce18" table:formula="of:=[.U19]-SUM([.H20:.S20])" office:value-type="currency" office:currency="USD" office:value="1768.98" calcext:value-type="currency">
            <text:p>$1,768.98</text:p>
          </table:table-cell>
          <table:table-cell table:style-name="ce32" table:formula="of:=[.V19]+[.U20]" office:value-type="currency" office:currency="USD" office:value="30072.66" calcext:value-type="currency">
            <text:p>$30,072.66</text:p>
          </table:table-cell>
          <table:table-cell table:formula="of:=[.E20]+[.F20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" office:value-type="string" calcext:value-type="string">
            <text:p>December</text:p>
          </table:table-cell>
          <table:table-cell table:style-name="ce13"/>
          <table:table-cell table:style-name="ce19" table:number-columns-repeated="2"/>
          <table:table-cell table:style-name="ce25" table:number-columns-repeated="2"/>
          <table:table-cell table:style-name="ce19" table:number-columns-repeated="14"/>
          <table:table-cell table:style-name="ce19" table:formula="of:=[.U20]-SUM([.H21:.S21])" office:value-type="currency" office:currency="USD" office:value="1768.98" calcext:value-type="currency">
            <text:p>$1,768.98</text:p>
          </table:table-cell>
          <table:table-cell table:style-name="ce33" table:formula="of:=[.V20]+[.U21]" office:value-type="currency" office:currency="USD" office:value="31841.64" calcext:value-type="currency">
            <text:p>$31,841.64</text:p>
          </table:table-cell>
          <table:table-cell table:formula="of:=[.E21]+[.F21]" office:value-type="currency" office:currency="USD" office:value="0" calcext:value-type="currency">
            <text:p>$0.00</text:p>
          </table:table-cell>
        </table:table-row>
        <table:table-row table:style-name="ro1">
          <table:table-cell/>
          <table:table-cell table:style-name="ce14" table:number-columns-repeated="18"/>
          <table:table-cell table:number-columns-repeated="4"/>
        </table:table-row>
        <table:table-row table:style-name="ro1" table:number-rows-repeated="2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22:45:20.596456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7:33:07.575520596</meta:creation-date>
    <dc:date>2025-07-31T22:51:55.552823421</dc:date>
    <meta:editing-duration>PT31M44S</meta:editing-duration>
    <meta:editing-cycles>9</meta:editing-cycles>
    <meta:generator>LibreOffice/24.8.7.2$Linux_X86_64 LibreOffice_project/480$Build-2</meta:generator>
    <meta:document-statistic meta:table-count="1" meta:cell-count="126" meta:object-count="0"/>
  </office:meta>
</office:document-meta>
</file>